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6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7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8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9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0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1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2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3" style:family="presentation" style:parent-style-name="TEXT_5f_AND_5f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EXT_5f_AND_5f_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EXT_5f_AND_5f_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6" style:family="presentation" style:parent-style-name="TAB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ABLE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8" style:family="presentation" style:parent-style-name="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19" style:family="presentation" style:parent-style-name="TEXT_5f_AND_5f_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20" style:family="presentation" style:parent-style-name="TEXT_5f_AND_5f_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pr21" style:family="presentation" style:parent-style-name="TEXT_5f_AND_5f_OBJECT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8cm" fo:padding-bottom="0.138cm" fo:padding-left="0.275cm" fo:padding-right="0.275cm" fo:wrap-option="wrap"/>
    </style:style>
    <style:style style:name="co1" style:family="table-column">
      <style:table-column-properties style:column-width="7.906cm" style:use-optimal-column-width="false"/>
    </style:style>
    <style:style style:name="co2" style:family="table-column">
      <style:table-column-properties style:column-width="14.494cm" style:use-optimal-column-width="false"/>
    </style:style>
    <style:style style:name="co3" style:family="table-column">
      <style:table-column-properties style:column-width="2.804cm" style:use-optimal-column-width="false"/>
    </style:style>
    <style:style style:name="co4" style:family="table-column">
      <style:table-column-properties style:column-width="3.197cm" style:use-optimal-column-width="false"/>
    </style:style>
    <style:style style:name="co5" style:family="table-column">
      <style:table-column-properties style:column-width="5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327cm"/>
    </style:style>
    <style:style style:name="ro3" style:family="table-row">
      <style:table-row-properties style:row-height="3.197cm"/>
    </style:style>
    <style:style style:name="ro4" style:family="table-row">
      <style:table-row-properties style:row-height="2.487cm"/>
    </style:style>
    <style:style style:name="ro5" style:family="table-row">
      <style:table-row-properties style:row-height="2.893cm"/>
    </style:style>
    <style:style style:name="ro6" style:family="table-row">
      <style:table-row-properties style:row-height="1.437cm"/>
    </style:style>
    <style:style style:name="ro7" style:family="table-row">
      <style:table-row-properties style:row-height="1.94cm"/>
    </style:style>
    <style:style style:name="ro8" style:family="table-row">
      <style:table-row-properties style:row-height="1.944cm"/>
    </style:style>
    <style:style style:name="ro9" style:family="table-row">
      <style:table-row-properties style:row-height="1.941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9" style:family="paragraph">
      <style:paragraph-properties fo:margin-left="0cm" fo:margin-right="0cm" fo:margin-top="0.169cm" fo:margin-bottom="0cm" fo:line-height="90%" fo:text-align="start" fo:text-indent="0cm" style:writing-mode="lr-tb"/>
    </style:style>
    <style:style style:name="P10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11" style:family="paragraph">
      <style:paragraph-properties fo:margin-left="0cm" fo:margin-right="0cm" fo:margin-top="0.226cm" fo:margin-bottom="0cm" fo:line-height="90%" fo:text-align="start" fo:text-indent="0cm" style:writing-mode="lr-tb"/>
    </style:style>
    <style:style style:name="P12" style:family="paragraph">
      <style:paragraph-properties fo:margin-left="0.953cm" fo:margin-right="0cm" fo:margin-top="0.226cm" fo:margin-bottom="0cm" fo:line-height="100%" fo:text-align="start" fo:text-indent="-0.38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80%" fo:text-align="start" fo:text-indent="0cm" style:writing-mode="lr-tb"/>
    </style:style>
    <style:style style:name="P15" style:family="paragraph">
      <style:paragraph-properties fo:margin-left="0cm" fo:margin-right="0cm" fo:margin-top="0.198cm" fo:margin-bottom="0cm" fo:line-height="80%" fo:text-align="start" fo:text-indent="0cm" style:writing-mode="lr-tb"/>
    </style:style>
    <style:style style:name="P16" style:family="paragraph">
      <style:paragraph-properties fo:margin-left="2.064cm" fo:margin-right="0cm" fo:margin-top="0.169cm" fo:margin-bottom="0cm" fo:line-height="100%" fo:text-align="start" fo:text-indent="-0.369cm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.953cm" fo:margin-right="0cm" fo:margin-top="0.198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064cm" fo:margin-right="0cm" fo:margin-top="0.198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22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.953cm" fo:margin-right="0cm" fo:margin-top="0.198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margin-left="0.953cm" fo:margin-right="0cm" fo:margin-top="0cm" fo:margin-bottom="0cm" fo:line-height="100%" fo:text-align="center" fo:text-indent="-0.952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953cm" fo:margin-right="0cm" fo:margin-top="0cm" fo:margin-bottom="0cm" fo:line-height="90%" fo:text-align="center" fo:text-indent="-0.952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bold" style:font-name-asian="Times New Roman" style:font-size-asian="54pt" style:font-style-asian="normal" style:font-weight-asian="bold" style:font-name-complex="Times New Roman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54pt" fo:letter-spacing="normal" fo:font-style="normal" style:text-underline-style="none" fo:font-weight="normal" style:font-name-asian="Times New Roman" style:font-size-asian="54pt" style:font-style-asian="normal" style:font-weight-asian="normal" style:font-name-complex="Times New Roman" style:font-size-complex="5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name-asian="Times New Roman" style:font-size-asian="44pt" style:font-style-asian="normal" style:font-weight-asian="bold" style:font-name-complex="Times New Roman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Times New Roman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name-asian="Times New Roman" style:font-size-asian="44pt" style:font-style-asian="normal" style:font-weight-asian="normal" style:font-name-complex="Times New Roman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Times New Roman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Times New Roman" style:font-size-asian="36pt" style:font-style-asian="normal" style:font-weight-asian="normal" style:font-name-complex="Times New Roman" style:font-size-complex="3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solid" style:text-underline-width="auto" style:text-underline-color="font-color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italic" style:text-underline-style="none" fo:font-weight="bold" style:font-name-asian="Times New Roman" style:font-size-asian="28pt" style:font-style-asian="italic" style:font-weight-asian="bold" style:font-name-complex="Times New Roman" style:font-size-complex="28pt" style:font-style-complex="italic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italic" style:text-underline-style="none" fo:font-weight="normal" style:font-name-asian="Times New Roman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Times New Roman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44pt" fo:letter-spacing="normal" fo:font-style="normal" style:text-underline-style="none" fo:font-weight="bold" style:font-name-asian="Courier New" style:font-size-asian="44pt" style:font-style-asian="normal" style:font-weight-asian="bold" style:font-name-complex="Courier New" style:font-size-complex="4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 text:start-value="6">
        <style:list-level-properties text:space-before="0.001cm" text:min-label-width="1.69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Times New Roman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Times New Roman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style:font-name="Times New Roman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0;p15" presentation:style-name="pr1" draw:text-style-name="P2" draw:layer="layout" svg:width="21.589cm" svg:height="3.174cm" svg:x="1.905cm" svg:y="6.35cm" presentation:class="title" presentation:user-transformed="true">
          <draw:text-box>
            <text:p text:style-name="P1"><text:span text:style-name="T1">U.D.1</text:span><text:span text:style-name="T1"><text:line-break/></text:span><text:span text:style-name="T2"><text:line-break/></text:span><text:span text:style-name="T3">Conceptos Básicos de Programación</text:span><text:span text:style-name="T3"><text:line-break/></text:span><text:span text:style-name="T3"><text:line-break/></text:span><text:span text:style-name="T4">(2ª parte)</text:span></text:p>
          </draw:text-box>
        </draw:frame>
        <draw:custom-shape draw:name="Google Shape;101;p15" draw:style-name="gr1" draw:text-style-name="P3" draw:layer="layout" svg:width="20.998cm" svg:height="1.018cm" svg:x="2.5cm" svg:y="16.726cm">
          <text:p text:style-name="P1"><text:span text:style-name="T5">PROGRAMACIÓN – IES EL MAJUE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7;p1:notes" presentation:style-name="pr2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98;p1:notes" draw:style-name="gr2" draw:layer="layout" svg:width="14.216cm" svg:height="10.657cm" svg:x="2.752cm" svg:y="2.134cm" draw:page-number="1" presentation:class="page"/>
        </presentation:notes>
      </draw:page>
      <draw:page draw:name="ÍNDICE" draw:style-name="dp1" draw:master-page-name="OBJECT" presentation:presentation-page-layout-name="AL2T11">
        <draw:frame draw:name="Google Shape;106;p16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ÍNDICE</text:span></text:p>
          </draw:text-box>
        </draw:frame>
        <draw:frame draw:name="Google Shape;107;p16" presentation:style-name="pr4" draw:text-style-name="P7" draw:layer="layout" svg:width="21.589cm" svg:height="10.609cm" svg:x="1.905cm" svg:y="6.324cm" presentation:class="outline" presentation:user-transformed="true">
          <draw:text-box>
            <text:list text:style-name="L4">
              <text:list-item>
                <text:p text:style-name="P5"><text:span text:style-name="T7">Algoritmo.</text:span></text:p>
              </text:list-item>
              <text:list-item>
                <text:p text:style-name="P6"><text:span text:style-name="T7">Datos. Constantes y variables.</text:span></text:p>
              </text:list-item>
              <text:list-item>
                <text:p text:style-name="P6"><text:span text:style-name="T7">Tipos de datos elementales.</text:span></text:p>
              </text:list-item>
              <text:list-item>
                <text:p text:style-name="P6"><text:span text:style-name="T7">Operadores y expresiones.</text:span></text:p>
              </text:list-item>
            </text:list>
          </draw:text-box>
        </draw:frame>
        <presentation:notes draw:style-name="dp2">
          <draw:frame draw:name="Google Shape;103;p2:notes" presentation:style-name="pr5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04;p2:notes" draw:style-name="gr2" draw:layer="layout" svg:width="14.216cm" svg:height="10.657cm" svg:x="2.752cm" svg:y="2.134cm" draw:page-number="2" presentation:class="page"/>
        </presentation:notes>
      </draw:page>
      <draw:page draw:name="6. ALGORITMO" draw:style-name="dp1" draw:master-page-name="OBJECT" presentation:presentation-page-layout-name="AL2T11">
        <draw:frame draw:name="Google Shape;112;p17" presentation:style-name="pr3" draw:text-style-name="P2" draw:layer="layout" svg:width="21.589cm" svg:height="1.997cm" svg:x="1.901cm" svg:y="0.525cm" presentation:class="title" presentation:user-transformed="true">
          <draw:text-box>
            <text:p text:style-name="P1"><text:span text:style-name="T6">6. ALGORITMO</text:span></text:p>
          </draw:text-box>
        </draw:frame>
        <draw:frame draw:name="Google Shape;113;p17" presentation:style-name="pr4" draw:text-style-name="P7" draw:layer="layout" svg:width="23.203cm" svg:height="14.397cm" svg:x="1.098cm" svg:y="3.726cm" presentation:class="outline" presentation:user-transformed="true">
          <draw:text-box>
            <text:list text:style-name="L5">
              <text:list-item>
                <text:p text:style-name="P8"><text:span text:style-name="T7">Conjunto ordenado de pasos que especifican la secuencia de operaciones que se han de realizar para resolver un determinado problema.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8">Acciones que se ejecutan.</text:span></text:p>
                      </text:list-item>
                      <text:list-item>
                        <text:p text:style-name="P9"><text:span text:style-name="T8">Orden de las acciones.</text:span></text:p>
                      </text:list-item>
                      <text:list-item>
                        <text:p text:style-name="P9"><text:span text:style-name="T8">Corrección de un algoritmo: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Que esté “bien escrito”.</text:span></text:p>
                          </text:list-item>
                          <text:list-item>
                            <text:p text:style-name="P10"><text:span text:style-name="T9">Que lleve a cabo correctamente la tarea que represent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Representación de un algoritmo:</text:span></text:p>
                <text:list>
                  <text:list-item>
                    <text:list>
                      <text:list-item>
                        <text:p text:style-name="P9"><text:span text:style-name="T8">Pseudocódigo.</text:span></text:p>
                      </text:list-item>
                      <text:list-item>
                        <text:p text:style-name="P9"><text:span text:style-name="T8">Diagramas de fluj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109;p3:notes" presentation:style-name="pr6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10;p3:notes" draw:style-name="gr2" draw:layer="layout" svg:width="14.216cm" svg:height="10.657cm" svg:x="2.752cm" svg:y="2.134cm" draw:page-number="3" presentation:class="page"/>
        </presentation:notes>
      </draw:page>
      <draw:page draw:name="PASOS NECESARIOS PARA LA RESOLUCIÓN DE UN PROBLEMA" draw:style-name="dp1" draw:master-page-name="OBJECT" presentation:presentation-page-layout-name="AL2T11">
        <draw:frame draw:name="Google Shape;118;p18" presentation:style-name="pr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10">PASOS NECESARIOS PARA LA RESOLUCIÓN DE UN PROBLEMA</text:span></text:p>
          </draw:text-box>
        </draw:frame>
        <draw:frame draw:name="Google Shape;119;p18" presentation:style-name="pr4" draw:text-style-name="P7" draw:layer="layout" svg:width="21.589cm" svg:height="11.429cm" svg:x="1.905cm" svg:y="6.694cm" presentation:class="outline" presentation:user-transformed="true">
          <draw:text-box>
            <text:list text:style-name="L5">
              <text:list-item>
                <text:p text:style-name="P5"><text:span text:style-name="T7">Análisis del problema.</text:span></text:p>
              </text:list-item>
              <text:list-item>
                <text:p text:style-name="P6"><text:span text:style-name="T7">Diseño del algoritmo.</text:span></text:p>
              </text:list-item>
              <text:list-item>
                <text:p text:style-name="P6"><text:span text:style-name="T7">Codificación del algoritmo en un lenguaje de programación: Programa.</text:span></text:p>
              </text:list-item>
              <text:list-item>
                <text:p text:style-name="P6"><text:span text:style-name="T7">Prueba y puesta a punto del programa.</text:span></text:p>
              </text:list-item>
              <text:list-item>
                <text:p text:style-name="P6"><text:span text:style-name="T7">Documentación del programa.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frame draw:name="Google Shape;115;p4:notes" presentation:style-name="pr7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16;p4:notes" draw:style-name="gr2" draw:layer="layout" svg:width="14.216cm" svg:height="10.657cm" svg:x="2.752cm" svg:y="2.134cm" draw:page-number="4" presentation:class="page"/>
        </presentation:notes>
      </draw:page>
      <draw:page draw:name="MANUAL DE USUARIO" draw:style-name="dp1" draw:master-page-name="OBJECT" presentation:presentation-page-layout-name="AL2T11">
        <draw:frame draw:name="Google Shape;124;p19" presentation:style-name="pr3" draw:text-style-name="P2" draw:layer="layout" svg:width="21.589cm" svg:height="3.174cm" svg:x="1.901cm" svg:y="0.525cm" presentation:class="title" presentation:user-transformed="true">
          <draw:text-box>
            <text:p text:style-name="P1"><text:span text:style-name="T6">MANUAL DE USUARIO</text:span></text:p>
          </draw:text-box>
        </draw:frame>
        <draw:frame draw:name="Google Shape;125;p19" presentation:style-name="pr4" draw:text-style-name="P7" draw:layer="layout" svg:width="23.203cm" svg:height="13.599cm" svg:x="1.098cm" svg:y="4.524cm" presentation:class="outline" presentation:user-transformed="true">
          <draw:text-box>
            <text:list text:style-name="L10">
              <text:list-item>
                <text:p text:style-name="P5"><text:span text:style-name="T11">Índice.</text:span></text:p>
              </text:list-item>
              <text:list-item>
                <text:p text:style-name="P13"><text:span text:style-name="T11">Requisitos necesarios.</text:span></text:p>
              </text:list-item>
              <text:list-item>
                <text:p text:style-name="P13"><text:span text:style-name="T11">Descripción de los elementos necesarios para la instalación del programa.</text:span></text:p>
              </text:list-item>
              <text:list-item>
                <text:p text:style-name="P13"><text:span text:style-name="T11">Puesta en marcha del programa.</text:span></text:p>
              </text:list-item>
              <text:list-item>
                <text:p text:style-name="P13"><text:span text:style-name="T11">Utilización de las principales acciones de teclado y/o ratón.</text:span></text:p>
              </text:list-item>
              <text:list-item>
                <text:p text:style-name="P13"><text:span text:style-name="T11">Funciones a realizar con la aplicación.</text:span></text:p>
              </text:list-item>
              <text:list-item>
                <text:p text:style-name="P13"><text:span text:style-name="T11">Glosario de términos.</text:span></text:p>
              </text:list-item>
            </text:list>
          </draw:text-box>
        </draw:frame>
        <presentation:notes draw:style-name="dp2">
          <draw:frame draw:name="Google Shape;121;p5:notes" presentation:style-name="pr8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22;p5:notes" draw:style-name="gr2" draw:layer="layout" svg:width="14.216cm" svg:height="10.657cm" svg:x="2.752cm" svg:y="2.134cm" draw:page-number="5" presentation:class="page"/>
        </presentation:notes>
      </draw:page>
      <draw:page draw:name="CARACTERÍSTICAS Y PARTES FUNDAMENTALES DE UN BUEN ALGORITMO" draw:style-name="dp1" draw:master-page-name="OBJECT" presentation:presentation-page-layout-name="AL2T11">
        <draw:frame draw:name="Google Shape;130;p20" presentation:style-name="pr3" draw:text-style-name="P2" draw:layer="layout" svg:width="21.589cm" svg:height="3.174cm" svg:x="1.901cm" svg:y="0.723cm" presentation:class="title" presentation:user-transformed="true">
          <draw:text-box>
            <text:p text:style-name="P1"><text:span text:style-name="T11">CARACTERÍSTICAS Y PARTES FUNDAMENTALES DE UN BUEN ALGORITMO</text:span></text:p>
          </draw:text-box>
        </draw:frame>
        <draw:frame draw:name="Google Shape;131;p20" presentation:style-name="pr4" draw:text-style-name="P7" draw:layer="layout" svg:width="23.803cm" svg:height="12.223cm" svg:x="0.9cm" svg:y="5.503cm" presentation:class="outline" presentation:user-transformed="true">
          <draw:text-box>
            <text:list text:style-name="L10">
              <text:list-item>
                <text:p text:style-name="P14"><text:span text:style-name="T11">Un punto de inicio.</text:span></text:p>
              </text:list-item>
              <text:list-item>
                <text:p text:style-name="P15"><text:span text:style-name="T11">Estar bien definido (si se sigue con el mismo juego de datos siempre se debe obtener el mismo resultado).</text:span></text:p>
              </text:list-item>
              <text:list-item>
                <text:p text:style-name="P15"><text:span text:style-name="T11">Tener en cuenta todas las posibles situaciones que puedan plantearse.</text:span></text:p>
              </text:list-item>
              <text:list-item>
                <text:p text:style-name="P15"><text:span text:style-name="T11">Ser de fácil lectura e interpretación.</text:span></text:p>
              </text:list-item>
              <text:list-item>
                <text:p text:style-name="P15"><text:span text:style-name="T11">Ser finito (terminado en algún punto).</text:span></text:p>
              </text:list-item>
              <text:list-item>
                <text:p text:style-name="P15"><text:span text:style-name="T11">Estar diseñado de forma independiente del lenguaje de programación en que vaya a ser expresado.</text:span></text:p>
              </text:list-item>
            </text:list>
          </draw:text-box>
        </draw:frame>
        <presentation:notes draw:style-name="dp2">
          <draw:frame draw:name="Google Shape;127;p6:notes" presentation:style-name="pr9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28;p6:notes" draw:style-name="gr2" draw:layer="layout" svg:width="14.216cm" svg:height="10.657cm" svg:x="2.752cm" svg:y="2.134cm" draw:page-number="6" presentation:class="page"/>
        </presentation:notes>
      </draw:page>
      <draw:page draw:name="7. DATOS. CONSTANTES Y VARIABLES" draw:style-name="dp1" draw:master-page-name="OBJECT" presentation:presentation-page-layout-name="AL2T11">
        <draw:frame draw:name="Google Shape;136;p21" presentation:style-name="pr3" draw:text-style-name="P2" draw:layer="layout" svg:width="24.204cm" svg:height="3.174cm" svg:x="0.697cm" svg:y="0.322cm" presentation:class="title" presentation:user-transformed="true">
          <draw:text-box>
            <text:p text:style-name="P1"><text:span text:style-name="T12">7. DATOS. CONSTANTES Y VARIABLES</text:span></text:p>
          </draw:text-box>
        </draw:frame>
        <draw:frame draw:name="Google Shape;137;p21" presentation:style-name="pr4" draw:text-style-name="P7" draw:layer="layout" svg:width="24.006cm" svg:height="12.421cm" svg:x="0.697cm" svg:y="5.503cm" presentation:class="outline" presentation:user-transformed="true">
          <draw:text-box>
            <text:list text:style-name="L10">
              <text:list-item>
                <text:p text:style-name="P5"><text:span text:style-name="T11">Los datos se almacenan en memoria en dos tipos de “lugares” simbólicos:</text:span></text:p>
              </text:list-item>
            </text:list>
            <text:p text:style-name="P16"><text:span text:style-name="T13"/></text:p>
            <text:list text:style-name="L14">
              <text:list-item>
                <text:list>
                  <text:list-item>
                    <text:p text:style-name="P17"><text:span text:style-name="T13">Constantes</text:span><text:span text:style-name="T8">: su valor permanece a lo largo del programa.</text:span></text:p>
                  </text:list-item>
                </text:list>
              </text:list-item>
            </text:list>
            <text:p text:style-name="P18"><text:span text:style-name="T11"/></text:p>
            <text:list text:style-name="L15">
              <text:list-item>
                <text:list>
                  <text:list-item>
                    <text:p text:style-name="P17"><text:span text:style-name="T13">Variables</text:span><text:span text:style-name="T8">: pueden variar de valor. Corresponden a una zona de la memoria donde se va a alojar un valor, a la que se le da un nombre para poder referenciarlo y de la que se define su tipo.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19"><text:span text:style-name="T9">Importancia del nombre (significativo).</text:span></text:p>
                      </text:list-item>
                      <text:list-item>
                        <text:p text:style-name="P19"><text:span text:style-name="T9">Inicialización de variables (valor inicial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Google Shape;133;p7:notes" presentation:style-name="pr10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34;p7:notes" draw:style-name="gr2" draw:layer="layout" svg:width="14.216cm" svg:height="10.657cm" svg:x="2.752cm" svg:y="2.134cm" draw:page-number="7" presentation:class="page"/>
        </presentation:notes>
      </draw:page>
      <draw:page draw:name="DEFINICIÓN DE DATOS" draw:style-name="dp1" draw:master-page-name="OBJECT" presentation:presentation-page-layout-name="AL2T11">
        <draw:frame draw:name="Google Shape;142;p22" presentation:style-name="pr3" draw:text-style-name="P2" draw:layer="layout" svg:width="21.589cm" svg:height="3.174cm" svg:x="1.901cm" svg:y="0.723cm" presentation:class="title" presentation:user-transformed="true">
          <draw:text-box>
            <text:p text:style-name="P1"><text:span text:style-name="T6">DEFINICIÓN DE DATOS</text:span></text:p>
          </draw:text-box>
        </draw:frame>
        <draw:frame draw:name="Google Shape;143;p22" presentation:style-name="pr4" draw:text-style-name="P7" draw:layer="layout" svg:width="23.494cm" svg:height="13.422cm" svg:x="1.098cm" svg:y="4.723cm" presentation:class="outline" presentation:user-transformed="true">
          <draw:text-box>
            <text:list text:style-name="L5">
              <text:list-item>
                <text:p text:style-name="P5"><text:span text:style-name="T7">Datos: </text:span></text:p>
              </text:list-item>
            </text:list>
            <text:list text:style-name="L17">
              <text:list-item>
                <text:list>
                  <text:list-item>
                    <text:p text:style-name="P13"><text:span text:style-name="T11">Identificador.</text:span></text:p>
                  </text:list-item>
                  <text:list-item>
                    <text:p text:style-name="P13"><text:span text:style-name="T11">Tipo.</text:span></text:p>
                  </text:list-item>
                  <text:list-item>
                    <text:p text:style-name="P13"><text:span text:style-name="T11">Valor almacenado (opcional para las variables en el momento de su definición).</text:span></text:p>
                  </text:list-item>
                </text:list>
              </text:list-item>
            </text:list>
            <text:p text:style-name="P20"><text:span text:style-name="T11"/></text:p>
            <text:list text:style-name="L18">
              <text:list-item>
                <text:p text:style-name="P21"><text:span text:style-name="T7">Pueden ser:</text:span></text:p>
              </text:list-item>
            </text:list>
            <text:list text:style-name="L17">
              <text:list-item>
                <text:list>
                  <text:list-item>
                    <text:p text:style-name="P22"><text:span text:style-name="T11">Constantes (</text:span><text:span text:style-name="T14">IDE_CTE valor</text:span><text:span text:style-name="T11">).</text:span></text:p>
                  </text:list-item>
                  <text:list-item>
                    <text:p text:style-name="P22"><text:span text:style-name="T11">Variables (</text:span><text:span text:style-name="T14">TIPO ide_var</text:span><text:span text:style-name="T11">).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139;p8:notes" presentation:style-name="pr11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40;p8:notes" draw:style-name="gr2" draw:layer="layout" svg:width="14.216cm" svg:height="10.657cm" svg:x="2.752cm" svg:y="2.134cm" draw:page-number="8" presentation:class="page"/>
        </presentation:notes>
      </draw:page>
      <draw:page draw:name="PALABRAS CLAVE" draw:style-name="dp1" draw:master-page-name="OBJECT" presentation:presentation-page-layout-name="AL2T11">
        <draw:frame draw:name="Google Shape;148;p23" presentation:style-name="pr3" draw:text-style-name="P2" draw:layer="layout" svg:width="21.589cm" svg:height="3.174cm" svg:x="1.901cm" svg:y="0.525cm" presentation:class="title" presentation:user-transformed="true">
          <draw:text-box>
            <text:p text:style-name="P1"><text:span text:style-name="T6">PALABRAS CLAVE</text:span></text:p>
          </draw:text-box>
        </draw:frame>
        <draw:frame draw:name="Google Shape;149;p23" presentation:style-name="pr4" draw:text-style-name="P7" draw:layer="layout" svg:width="23.803cm" svg:height="14.198cm" svg:x="0.9cm" svg:y="3.726cm" presentation:class="outline" presentation:user-transformed="true">
          <draw:text-box>
            <text:list text:style-name="L5">
              <text:list-item>
                <text:p text:style-name="P5"><text:span text:style-name="T7">Son órdenes del lenguaje de programación. También se las conoce como “palabras reservadas” del lenguaje.</text:span></text:p>
              </text:list-item>
              <text:list-item>
                <text:p text:style-name="P6"><text:span text:style-name="T7">El traductor espera esos identificadores para comprender el programa, traducirlo y poder ejecutarlo. Por lo tanto, está prohibido su uso para identificar un dato de un programa.</text:span></text:p>
              </text:list-item>
              <text:list-item>
                <text:p text:style-name="P6"><text:span text:style-name="T7">Tampoco se pueden utilizar determinados caracteres especiales en la definición de identificadores.</text:span></text:p>
              </text:list-item>
            </text:list>
          </draw:text-box>
        </draw:frame>
        <presentation:notes draw:style-name="dp2">
          <draw:frame draw:name="Google Shape;145;p9:notes" presentation:style-name="pr12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46;p9:notes" draw:style-name="gr2" draw:layer="layout" svg:width="14.216cm" svg:height="10.657cm" svg:x="2.752cm" svg:y="2.134cm" draw:page-number="9" presentation:class="page"/>
        </presentation:notes>
      </draw:page>
      <draw:page draw:name="8. TIPOS DE DATOS ELEMENTALES" draw:style-name="dp1" draw:master-page-name="TEXT_5f_AND_5f_OBJECT" presentation:presentation-page-layout-name="AL3T10">
        <draw:frame draw:name="Google Shape;154;p24" presentation:style-name="pr13" draw:text-style-name="P2" draw:layer="layout" svg:width="24.006cm" svg:height="3.174cm" svg:x="0.697cm" svg:y="0.525cm" presentation:class="title" presentation:user-transformed="true">
          <draw:text-box>
            <text:p text:style-name="P1"><text:span text:style-name="T12">8. TIPOS DE DATOS ELEMENTALES</text:span></text:p>
          </draw:text-box>
        </draw:frame>
        <draw:frame draw:name="Google Shape;155;p24" presentation:style-name="pr14" draw:text-style-name="P7" draw:layer="layout" svg:width="21.995cm" svg:height="12.214cm" svg:x="1.905cm" svg:y="5.512cm" presentation:class="outline" presentation:user-transformed="true">
          <draw:text-box>
            <text:list text:style-name="L10">
              <text:list-item>
                <text:p text:style-name="P5"><text:span text:style-name="T11">ENTERO. Una cadena numérica sin decimales.</text:span></text:p>
              </text:list-item>
            </text:list>
            <text:p text:style-name="P23"><text:span text:style-name="T11"/></text:p>
            <text:list text:continue-numbering="true" text:style-name="L10">
              <text:list-item>
                <text:p text:style-name="P22"><text:span text:style-name="T11">REAL. Una cadena numérica.</text:span></text:p>
              </text:list-item>
            </text:list>
            <text:p text:style-name="P23"><text:span text:style-name="T11"/></text:p>
            <text:list text:continue-numbering="true" text:style-name="L10">
              <text:list-item>
                <text:p text:style-name="P22"><text:span text:style-name="T11">CARÁCTER. Un único carácter.</text:span></text:p>
              </text:list-item>
            </text:list>
            <text:p text:style-name="P23"><text:span text:style-name="T11"/></text:p>
            <text:list text:continue-numbering="true" text:style-name="L10">
              <text:list-item>
                <text:p text:style-name="P22"><text:span text:style-name="T11">LOGICO</text:span><text:span text:style-name="T8">: </text:span><text:span text:style-name="T11">Valores </text:span><text:span text:style-name="T15">V</text:span><text:span text:style-name="T16">erdadero </text:span><text:span text:style-name="T11">y </text:span><text:span text:style-name="T16">Falso </text:span><text:span text:style-name="T11">(0).</text:span></text:p>
              </text:list-item>
            </text:list>
          </draw:text-box>
        </draw:frame>
        <presentation:notes draw:style-name="dp2">
          <draw:frame draw:name="Google Shape;151;p10:notes" presentation:style-name="pr15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52;p10:notes" draw:style-name="gr2" draw:layer="layout" svg:width="14.216cm" svg:height="10.657cm" svg:x="2.752cm" svg:y="2.134cm" draw:page-number="10" presentation:class="page"/>
        </presentation:notes>
      </draw:page>
      <draw:page draw:name="9. OPERADORES Y EXPRESIONES" draw:style-name="dp1" draw:master-page-name="TABLE" presentation:presentation-page-layout-name="AL4T8">
        <draw:frame draw:name="Google Shape;160;p25" presentation:style-name="pr16" draw:text-style-name="P2" draw:layer="layout" svg:width="21.589cm" svg:height="3.174cm" svg:x="1.905cm" svg:y="0.723cm" presentation:class="title" presentation:user-transformed="true">
          <draw:text-box>
            <text:p text:style-name="P1"><text:span text:style-name="T10">9. OPERADORES Y EXPRESIONES</text:span></text:p>
          </draw:text-box>
        </draw:frame>
        <draw:frame draw:name="Google Shape;161;p25" draw:style-name="standard" draw:layer="layout" svg:width="22.399cm" svg:height="11.177cm" svg:x="1.499cm" svg:y="4.524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24"><text:span text:style-name="T17">Signo negativo</text:span></text:p>
              </table:table-cell>
              <table:table-cell table:style-name="ce2">
                <text:p text:style-name="P1"><text:span text:style-name="T8">- </text:span></text:p>
              </table:table-cell>
            </table:table-row>
            <table:table-row table:style-name="ro2">
              <table:table-cell table:style-name="ce3">
                <text:p text:style-name="P24"><text:span text:style-name="T17">Parentesis</text:span></text:p>
              </table:table-cell>
              <table:table-cell table:style-name="ce4">
                <text:p text:style-name="P1"><text:span text:style-name="T8">( )</text:span></text:p>
              </table:table-cell>
            </table:table-row>
            <table:table-row table:style-name="ro3">
              <table:table-cell table:style-name="ce3">
                <text:p text:style-name="P24"><text:span text:style-name="T17">Aritméticos</text:span></text:p>
              </table:table-cell>
              <table:table-cell table:style-name="ce4">
                <text:p text:style-name="P24"><text:span text:style-name="T8">+ - * / 🡺 </text:span><text:span text:style-name="T18">Suma, resta, producto, división</text:span></text:p>
                <text:p text:style-name="P17"><text:span text:style-name="T8">% <text:s text:c="2"/>^ <text:s text:c="2"/>🡺 </text:span><text:span text:style-name="T18">Resto división, potencia</text:span></text:p>
              </table:table-cell>
            </table:table-row>
            <table:table-row table:style-name="ro4">
              <table:table-cell table:style-name="ce3">
                <text:p text:style-name="P24"><text:span text:style-name="T17">Relacionales</text:span></text:p>
              </table:table-cell>
              <table:table-cell table:style-name="ce4">
                <text:p text:style-name="P24"><text:span text:style-name="T8">&lt; <text:s text:c="3"/>&gt; <text:s text:c="3"/>&gt;= <text:s text:c="3"/>&lt;=</text:span></text:p>
                <text:p text:style-name="P17"><text:span text:style-name="T8">== (igual que) <text:s text:c="5"/>!= (distinto de) </text:span></text:p>
              </table:table-cell>
            </table:table-row>
            <table:table-row table:style-name="ro5">
              <table:table-cell table:style-name="ce5">
                <text:p text:style-name="P24"><text:span text:style-name="T17">Lógicos</text:span></text:p>
              </table:table-cell>
              <table:table-cell table:style-name="ce6">
                <text:p text:style-name="P24"><text:span text:style-name="T8">NOT (!), AND (&amp;&amp;), OR (||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Google Shape;157;p11:notes" presentation:style-name="pr17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58;p11:notes" draw:style-name="gr2" draw:layer="layout" svg:width="14.216cm" svg:height="10.657cm" svg:x="2.752cm" svg:y="2.134cm" draw:page-number="11" presentation:class="page"/>
        </presentation:notes>
      </draw:page>
      <draw:page draw:name="PRIORIDAD DE OPERADORES" draw:style-name="dp1" draw:master-page-name="OBJECT" presentation:presentation-page-layout-name="AL2T11">
        <draw:frame draw:name="Google Shape;166;p26" presentation:style-name="pr3" draw:text-style-name="P2" draw:layer="layout" svg:width="21.589cm" svg:height="3.174cm" svg:x="1.905cm" svg:y="1.124cm" presentation:class="title" presentation:user-transformed="true">
          <draw:text-box>
            <text:p text:style-name="P1"><text:span text:style-name="T12">PRIORIDAD DE OPERADORES</text:span></text:p>
          </draw:text-box>
        </draw:frame>
        <draw:frame draw:name="Google Shape;167;p26" presentation:style-name="pr4" draw:text-style-name="P7" draw:layer="layout" svg:width="21.589cm" svg:height="11.429cm" svg:x="1.905cm" svg:y="5.503cm" presentation:class="outline" presentation:user-transformed="true">
          <draw:text-box>
            <text:list text:style-name="L10">
              <text:list-item>
                <text:p text:style-name="P14"><text:span text:style-name="T11">Paréntesis <text:s/>( )</text:span></text:p>
              </text:list-item>
              <text:list-item>
                <text:p text:style-name="P15"><text:span text:style-name="T11">Signo –</text:span></text:p>
              </text:list-item>
              <text:list-item>
                <text:p text:style-name="P15"><text:span text:style-name="T11">Potencia ^</text:span></text:p>
              </text:list-item>
              <text:list-item>
                <text:p text:style-name="P15"><text:span text:style-name="T11">Producto, división (cociente), resto (*, /, %)</text:span></text:p>
              </text:list-item>
              <text:list-item>
                <text:p text:style-name="P15"><text:span text:style-name="T11">Suma y resta <text:s/>(+, - )</text:span></text:p>
              </text:list-item>
              <text:list-item>
                <text:p text:style-name="P15"><text:span text:style-name="T11">Relacionales (&lt;, &lt;=, &gt;, &gt;=, == , !=)</text:span></text:p>
              </text:list-item>
              <text:list-item>
                <text:p text:style-name="P15"><text:span text:style-name="T11">Negación (NOT)</text:span></text:p>
              </text:list-item>
              <text:list-item>
                <text:p text:style-name="P15"><text:span text:style-name="T11">Conjunción (AND)</text:span></text:p>
              </text:list-item>
              <text:list-item>
                <text:p text:style-name="P15"><text:span text:style-name="T11">Disyunción (OR)</text:span></text:p>
              </text:list-item>
            </text:list>
          </draw:text-box>
        </draw:frame>
        <draw:custom-shape draw:name="Google Shape;168;p26" draw:style-name="gr3" draw:text-style-name="P25" draw:layer="layout" svg:width="17.999cm" svg:height="0.001cm" svg:x="3.298cm" svg:y="17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6" draw:style-name="gr3" draw:text-style-name="P25" draw:layer="layout" svg:width="0.001cm" svg:height="9.802cm" svg:x="22.503cm" svg:y="5.323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63;p12:notes" presentation:style-name="pr18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64;p12:notes" draw:style-name="gr2" draw:layer="layout" svg:width="14.216cm" svg:height="10.657cm" svg:x="2.752cm" svg:y="2.134cm" draw:page-number="12" presentation:class="page"/>
        </presentation:notes>
      </draw:page>
      <draw:page draw:name="OPERADOR OR" draw:style-name="dp1" draw:master-page-name="TEXT_5f_AND_5f_OBJECT" presentation:presentation-page-layout-name="AL3T10">
        <draw:frame draw:name="Google Shape;174;p27" presentation:style-name="pr13" draw:text-style-name="P2" draw:layer="layout" svg:width="21.589cm" svg:height="3.174cm" svg:x="1.905cm" svg:y="0.75cm" presentation:class="title" presentation:user-transformed="true">
          <draw:text-box>
            <text:p text:style-name="P1"><text:span text:style-name="T6">OPERADOR </text:span><text:span text:style-name="T19">OR</text:span></text:p>
          </draw:text-box>
        </draw:frame>
        <draw:frame draw:name="Google Shape;175;p27" presentation:style-name="pr14" draw:text-style-name="P7" draw:layer="layout" svg:width="23.203cm" svg:height="3.02cm" svg:x="1.098cm" svg:y="4.326cm" presentation:class="outline" presentation:user-transformed="true">
          <draw:text-box>
            <text:p text:style-name="P26"><text:span text:style-name="T20">A OR B</text:span><text:span text:style-name="T11"> devuelve VERDADERO si A es VERDADERO o B es VERDADERO</text:span></text:p>
          </draw:text-box>
        </draw:frame>
        <draw:frame draw:name="Google Shape;176;p27" draw:style-name="standard" draw:layer="layout" svg:width="11cm" svg:height="9.201cm" svg:x="7.298cm" svg:y="7.924cm">
          <table:table>
            <table:table-column table:style-name="co3"/>
            <table:table-column table:style-name="co4"/>
            <table:table-column table:style-name="co5"/>
            <table:table-row table:style-name="ro6">
              <table:table-cell table:style-name="ce1">
                <text:p text:style-name="P24"><text:span text:style-name="T21">A</text:span></text:p>
              </table:table-cell>
              <table:table-cell table:style-name="ce7">
                <text:p text:style-name="P24"><text:span text:style-name="T21">B</text:span></text:p>
              </table:table-cell>
              <table:table-cell table:style-name="ce2">
                <text:p text:style-name="P24"><text:span text:style-name="T21">A OR B</text:span></text:p>
              </table:table-cell>
            </table:table-row>
            <table:table-row table:style-name="ro7">
              <table:table-cell table:style-name="ce3">
                <text:p text:style-name="P24"><text:span text:style-name="T11">0</text:span></text:p>
              </table:table-cell>
              <table:table-cell table:style-name="ce8">
                <text:p text:style-name="P24"><text:span text:style-name="T11">0</text:span></text:p>
              </table:table-cell>
              <table:table-cell table:style-name="ce4">
                <text:p text:style-name="P24"><text:span text:style-name="T11">0</text:span></text:p>
              </table:table-cell>
            </table:table-row>
            <table:table-row table:style-name="ro7">
              <table:table-cell table:style-name="ce3">
                <text:p text:style-name="P24"><text:span text:style-name="T11">0</text:span></text:p>
              </table:table-cell>
              <table:table-cell table:style-name="ce8">
                <text:p text:style-name="P24"><text:span text:style-name="T11">1</text:span></text:p>
              </table:table-cell>
              <table:table-cell table:style-name="ce4">
                <text:p text:style-name="P24"><text:span text:style-name="T11">1</text:span></text:p>
              </table:table-cell>
            </table:table-row>
            <table:table-row table:style-name="ro8">
              <table:table-cell table:style-name="ce3">
                <text:p text:style-name="P24"><text:span text:style-name="T11">1</text:span></text:p>
              </table:table-cell>
              <table:table-cell table:style-name="ce8">
                <text:p text:style-name="P24"><text:span text:style-name="T11">0</text:span></text:p>
              </table:table-cell>
              <table:table-cell table:style-name="ce4">
                <text:p text:style-name="P24"><text:span text:style-name="T11">1</text:span></text:p>
              </table:table-cell>
            </table:table-row>
            <table:table-row table:style-name="ro9">
              <table:table-cell table:style-name="ce5">
                <text:p text:style-name="P24"><text:span text:style-name="T11">1</text:span></text:p>
              </table:table-cell>
              <table:table-cell table:style-name="ce9">
                <text:p text:style-name="P24"><text:span text:style-name="T11">1</text:span></text:p>
              </table:table-cell>
              <table:table-cell table:style-name="ce6">
                <text:p text:style-name="P24"><text:span text:style-name="T11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frame draw:name="Google Shape;171;p13:notes" presentation:style-name="pr19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72;p13:notes" draw:style-name="gr2" draw:layer="layout" svg:width="14.216cm" svg:height="10.657cm" svg:x="2.752cm" svg:y="2.134cm" draw:page-number="13" presentation:class="page"/>
        </presentation:notes>
      </draw:page>
      <draw:page draw:name="OPERADOR AND" draw:style-name="dp1" draw:master-page-name="TEXT_5f_AND_5f_OBJECT" presentation:presentation-page-layout-name="AL3T10">
        <draw:frame draw:name="Google Shape;181;p28" presentation:style-name="pr13" draw:text-style-name="P2" draw:layer="layout" svg:width="21.589cm" svg:height="3.174cm" svg:x="1.905cm" svg:y="1.124cm" presentation:class="title" presentation:user-transformed="true">
          <draw:text-box>
            <text:p text:style-name="P1"><text:span text:style-name="T6">OPERADOR </text:span><text:span text:style-name="T19">AND</text:span></text:p>
          </draw:text-box>
        </draw:frame>
        <draw:frame draw:name="Google Shape;182;p28" presentation:style-name="pr14" draw:text-style-name="P7" draw:layer="layout" svg:width="23.401cm" svg:height="2.199cm" svg:x="1.098cm" svg:y="4.723cm" presentation:class="outline" presentation:user-transformed="true">
          <draw:text-box>
            <text:p text:style-name="P27"><text:span text:style-name="T20">A AND B</text:span><text:span text:style-name="T11"> devuelve VERDADERO si A es VERDADERO y B es VERDADERO</text:span></text:p>
          </draw:text-box>
        </draw:frame>
        <draw:frame draw:name="Google Shape;183;p28" draw:style-name="standard" draw:layer="layout" svg:width="11cm" svg:height="9.201cm" svg:x="7.501cm" svg:y="8.123cm">
          <table:table>
            <table:table-column table:style-name="co3"/>
            <table:table-column table:style-name="co4"/>
            <table:table-column table:style-name="co5"/>
            <table:table-row table:style-name="ro6">
              <table:table-cell table:style-name="ce1">
                <text:p text:style-name="P24"><text:span text:style-name="T21">A</text:span></text:p>
              </table:table-cell>
              <table:table-cell table:style-name="ce7">
                <text:p text:style-name="P24"><text:span text:style-name="T21">B</text:span></text:p>
              </table:table-cell>
              <table:table-cell table:style-name="ce2">
                <text:p text:style-name="P24"><text:span text:style-name="T21">A AND B</text:span></text:p>
              </table:table-cell>
            </table:table-row>
            <table:table-row table:style-name="ro7">
              <table:table-cell table:style-name="ce3">
                <text:p text:style-name="P24"><text:span text:style-name="T11">0</text:span></text:p>
              </table:table-cell>
              <table:table-cell table:style-name="ce8">
                <text:p text:style-name="P24"><text:span text:style-name="T11">0</text:span></text:p>
              </table:table-cell>
              <table:table-cell table:style-name="ce4">
                <text:p text:style-name="P24"><text:span text:style-name="T11">0</text:span></text:p>
              </table:table-cell>
            </table:table-row>
            <table:table-row table:style-name="ro7">
              <table:table-cell table:style-name="ce3">
                <text:p text:style-name="P24"><text:span text:style-name="T11">0</text:span></text:p>
              </table:table-cell>
              <table:table-cell table:style-name="ce8">
                <text:p text:style-name="P24"><text:span text:style-name="T11">1</text:span></text:p>
              </table:table-cell>
              <table:table-cell table:style-name="ce4">
                <text:p text:style-name="P24"><text:span text:style-name="T11">0</text:span></text:p>
              </table:table-cell>
            </table:table-row>
            <table:table-row table:style-name="ro8">
              <table:table-cell table:style-name="ce3">
                <text:p text:style-name="P24"><text:span text:style-name="T11">1</text:span></text:p>
              </table:table-cell>
              <table:table-cell table:style-name="ce8">
                <text:p text:style-name="P24"><text:span text:style-name="T11">0</text:span></text:p>
              </table:table-cell>
              <table:table-cell table:style-name="ce4">
                <text:p text:style-name="P24"><text:span text:style-name="T11">0</text:span></text:p>
              </table:table-cell>
            </table:table-row>
            <table:table-row table:style-name="ro9">
              <table:table-cell table:style-name="ce5">
                <text:p text:style-name="P24"><text:span text:style-name="T11">1</text:span></text:p>
              </table:table-cell>
              <table:table-cell table:style-name="ce9">
                <text:p text:style-name="P24"><text:span text:style-name="T11">1</text:span></text:p>
              </table:table-cell>
              <table:table-cell table:style-name="ce6">
                <text:p text:style-name="P24"><text:span text:style-name="T11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frame draw:name="Google Shape;178;p14:notes" presentation:style-name="pr20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79;p14:notes" draw:style-name="gr2" draw:layer="layout" svg:width="14.216cm" svg:height="10.657cm" svg:x="2.752cm" svg:y="2.134cm" draw:page-number="14" presentation:class="page"/>
        </presentation:notes>
      </draw:page>
      <draw:page draw:name="OPERADOR NOT" draw:style-name="dp1" draw:master-page-name="TEXT_5f_AND_5f_OBJECT" presentation:presentation-page-layout-name="AL3T10">
        <draw:frame draw:name="Google Shape;188;p29" presentation:style-name="pr13" draw:text-style-name="P2" draw:layer="layout" svg:width="21.589cm" svg:height="3.174cm" svg:x="1.905cm" svg:y="1.693cm" presentation:class="title" presentation:user-transformed="true">
          <draw:text-box>
            <text:p text:style-name="P1"><text:span text:style-name="T6">OPERADOR </text:span><text:span text:style-name="T19">NOT</text:span></text:p>
          </draw:text-box>
        </draw:frame>
        <draw:frame draw:name="Google Shape;189;p29" presentation:style-name="pr14" draw:text-style-name="P7" draw:layer="layout" svg:width="20.601cm" svg:height="3.2cm" svg:x="2.5cm" svg:y="4.723cm" presentation:class="outline" presentation:user-transformed="true">
          <draw:text-box>
            <text:p text:style-name="P26"><text:span text:style-name="T20">NOT A</text:span><text:span text:style-name="T11"> devuelve VERDADERO si A es FALSO</text:span></text:p>
          </draw:text-box>
        </draw:frame>
        <draw:frame draw:name="Google Shape;190;p29" draw:style-name="standard" draw:layer="layout" svg:width="7.803cm" svg:height="5.316cm" svg:x="8.696cm" svg:y="9.926cm">
          <table:table>
            <table:table-column table:style-name="co3"/>
            <table:table-column table:style-name="co5"/>
            <table:table-row table:style-name="ro6">
              <table:table-cell table:style-name="ce1">
                <text:p text:style-name="P24"><text:span text:style-name="T21">A</text:span></text:p>
              </table:table-cell>
              <table:table-cell table:style-name="ce2">
                <text:p text:style-name="P24"><text:span text:style-name="T21">NOT A</text:span></text:p>
              </table:table-cell>
            </table:table-row>
            <table:table-row table:style-name="ro7">
              <table:table-cell table:style-name="ce3">
                <text:p text:style-name="P24"><text:span text:style-name="T11">0</text:span></text:p>
              </table:table-cell>
              <table:table-cell table:style-name="ce4">
                <text:p text:style-name="P24"><text:span text:style-name="T11">1</text:span></text:p>
              </table:table-cell>
            </table:table-row>
            <table:table-row table:style-name="ro7">
              <table:table-cell table:style-name="ce5">
                <text:p text:style-name="P24"><text:span text:style-name="T11">1</text:span></text:p>
              </table:table-cell>
              <table:table-cell table:style-name="ce6">
                <text:p text:style-name="P24"><text:span text:style-name="T11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frame draw:name="Google Shape;185;p15:notes" presentation:style-name="pr21" draw:text-style-name="P4" draw:layer="layout" svg:width="14.463cm" svg:height="12.792cm" svg:x="2.628cm" svg:y="13.503cm" presentation:class="notes" presentation:placeholder="true" presentation:user-transformed="true">
            <draw:text-box/>
          </draw:frame>
          <draw:page-thumbnail draw:name="Google Shape;186;p15:notes" draw:style-name="gr2" draw:layer="layout" svg:width="14.216cm" svg:height="10.657cm" svg:x="2.752cm" svg:y="2.134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5f_AND_5f_OBJECT-background" style:display-name="TEXT_AND_OBJECT-background" style:family="presentation">
      <style:graphic-properties draw:stroke="none" draw:fill="solid" draw:fill-color="#ffffff"/>
      <style:text-properties style:letter-kerning="true"/>
    </style:style>
    <style:style style:name="TEXT_5f_AND_5f_OBJECT-backgroundobjects" style:display-name="TEXT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5f_AND_5f_OBJECT-notes" style:display-name="TEXT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5f_AND_5f_OBJECT-outline1" style:display-name="TEXT_AND_OBJECT-outline1" style:family="presentation">
      <style:graphic-properties draw:stroke="none" draw:fill="none" draw:auto-grow-height="false" draw:fit-to-size="shrink-to-fit" style:shrink-to-fit="true">
        <text:list-style style:name="TEXT_5f_AND_5f_OBJECT-outline1" style:display-name="TEXT_AND_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5f_AND_5f_OBJECT-outline2" style:display-name="TEXT_AND_OBJECT-outline2" style:family="presentation" style:parent-style-name="TEXT_5f_AND_5f_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AND_5f_OBJECT-outline3" style:display-name="TEXT_AND_OBJECT-outline3" style:family="presentation" style:parent-style-name="TEXT_5f_AND_5f_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AND_5f_OBJECT-outline4" style:display-name="TEXT_AND_OBJECT-outline4" style:family="presentation" style:parent-style-name="TEXT_5f_AND_5f_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AND_5f_OBJECT-outline5" style:display-name="TEXT_AND_OBJECT-outline5" style:family="presentation" style:parent-style-name="TEXT_5f_AND_5f_OBJECT-outline4">
      <style:paragraph-properties fo:margin-top="0.1cm" fo:margin-bottom="0cm"/>
      <style:text-properties fo:font-size="20pt" style:font-size-asian="20pt" style:font-size-complex="20pt"/>
    </style:style>
    <style:style style:name="TEXT_5f_AND_5f_OBJECT-outline6" style:display-name="TEXT_AND_OBJECT-outline6" style:family="presentation" style:parent-style-name="TEXT_5f_AND_5f_OBJECT-outline5">
      <style:paragraph-properties fo:margin-top="0.1cm" fo:margin-bottom="0cm"/>
      <style:text-properties fo:font-size="20pt" style:font-size-asian="20pt" style:font-size-complex="20pt"/>
    </style:style>
    <style:style style:name="TEXT_5f_AND_5f_OBJECT-outline7" style:display-name="TEXT_AND_OBJECT-outline7" style:family="presentation" style:parent-style-name="TEXT_5f_AND_5f_OBJECT-outline6">
      <style:paragraph-properties fo:margin-top="0.1cm" fo:margin-bottom="0cm"/>
      <style:text-properties fo:font-size="20pt" style:font-size-asian="20pt" style:font-size-complex="20pt"/>
    </style:style>
    <style:style style:name="TEXT_5f_AND_5f_OBJECT-outline8" style:display-name="TEXT_AND_OBJECT-outline8" style:family="presentation" style:parent-style-name="TEXT_5f_AND_5f_OBJECT-outline7">
      <style:paragraph-properties fo:margin-top="0.1cm" fo:margin-bottom="0cm"/>
      <style:text-properties fo:font-size="20pt" style:font-size-asian="20pt" style:font-size-complex="20pt"/>
    </style:style>
    <style:style style:name="TEXT_5f_AND_5f_OBJECT-outline9" style:display-name="TEXT_AND_OBJECT-outline9" style:family="presentation" style:parent-style-name="TEXT_5f_AND_5f_OBJECT-outline8">
      <style:paragraph-properties fo:margin-top="0.1cm" fo:margin-bottom="0cm"/>
      <style:text-properties fo:font-size="20pt" style:font-size-asian="20pt" style:font-size-complex="20pt"/>
    </style:style>
    <style:style style:name="TEXT_5f_AND_5f_OBJECT-subtitle" style:display-name="TEXT_AND_OBJECT-subtitle" style:family="presentation">
      <style:graphic-properties draw:stroke="none" draw:fill="none" draw:textarea-vertical-align="middle">
        <text:list-style style:name="TEXT_5f_AND_5f_OBJECT-subtitle" style:display-name="TEXT_AND_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5f_AND_5f_OBJECT-title" style:display-name="TEXT_AND_OBJECT-title" style:family="presentation">
      <style:graphic-properties draw:stroke="none" draw:fill="none" draw:textarea-vertical-align="middle">
        <text:list-style style:name="TEXT_5f_AND_5f_OBJECT-title" style:display-name="TEXT_AND_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solid" draw:fill-color="#ffffff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shrink-to-fit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ABLE-outline3" style:family="presentation" style:parent-style-name="TAB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ABLE-outline4" style:family="presentation" style:parent-style-name="TAB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21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21cm"/>
    </style:style>
    <style:style style:name="Mpr7" style:family="presentation" style:parent-style-name="TEXT_5f_AND_5f_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EXT_5f_AND_5f_OBJEC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EXT_5f_AND_5f_OBJECT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TAB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ABLE-backgroundobjects">
      <style:graphic-properties draw:stroke="none" draw:fill="none" draw:fill-color="#ffffff" draw:auto-grow-height="false" fo:min-height="1.421cm"/>
    </style:style>
    <style:style style:name="Mpr12" style:family="presentation" style:parent-style-name="TABL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6;p2" presentation:style-name="TITLE-title" draw:layer="backgroundobjects" svg:width="21.589cm" svg:height="4.082cm" svg:x="1.905cm" svg:y="5.918cm" presentation:class="title" presentation:placeholder="true" presentation:user-transformed="true">
        <draw:text-box/>
      </draw:frame>
      <draw:frame draw:name="Google Shape;18;p2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20;p2" presentation:style-name="Mpr1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22;p3" presentation:style-name="OBJECT-title" draw:layer="backgroundobjects" svg:width="21.589cm" svg:height="3.174cm" svg:x="1.905cm" svg:y="1.693cm" presentation:class="title" presentation:placeholder="true" presentation:user-transformed="true">
        <draw:text-box/>
      </draw:frame>
      <draw:frame draw:name="Google Shape;23;p3" presentation:style-name="OBJECT-outline1" draw:layer="backgroundobjects" svg:width="21.589cm" svg:height="11.429cm" svg:x="1.905cm" svg:y="5.503cm" presentation:class="outline" presentation:placeholder="true" presentation:user-transformed="true">
        <draw:text-box/>
      </draw:frame>
      <draw:frame draw:name="Google Shape;24;p3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25;p3" presentation:style-name="Mpr4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26;p3" presentation:style-name="Mpr4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4.212cm" svg:height="10.659cm" svg:x="2.753cm" svg:y="2.16cm" presentation:class="page"/>
        <draw:frame presentation:style-name="OBJEC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_5f_AND_5f_OBJECT" style:display-name="TEXT_AND_OBJECT" style:page-layout-name="PM1" draw:style-name="Mdp1">
      <draw:frame draw:name="Google Shape;28;p4" presentation:style-name="TEXT_5f_AND_5f_OBJECT-title" draw:layer="backgroundobjects" svg:width="21.589cm" svg:height="3.174cm" svg:x="1.905cm" svg:y="1.693cm" presentation:class="title" presentation:placeholder="true" presentation:user-transformed="true">
        <draw:text-box/>
      </draw:frame>
      <draw:frame draw:name="Google Shape;29;p4" presentation:style-name="TEXT_5f_AND_5f_OBJECT-outline1" draw:layer="backgroundobjects" svg:width="10.582cm" svg:height="11.429cm" svg:x="1.905cm" svg:y="5.503cm" presentation:class="outline" presentation:placeholder="true" presentation:user-transformed="true">
        <draw:text-box/>
      </draw:frame>
      <draw:frame draw:name="Google Shape;30;p4" presentation:style-name="TEXT_5f_AND_5f_OBJECT-outline1" draw:layer="backgroundobjects" svg:width="10.582cm" svg:height="11.429cm" svg:x="12.912cm" svg:y="5.503cm" presentation:class="outline" presentation:placeholder="true" presentation:user-transformed="true">
        <draw:text-box/>
      </draw:frame>
      <draw:frame draw:name="Google Shape;31;p4" presentation:style-name="Mpr7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32;p4" presentation:style-name="Mpr7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33;p4" presentation:style-name="Mpr7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EXT_5f_AND_5f_OBJECT-title" draw:layer="backgroundobjects" svg:width="14.212cm" svg:height="10.659cm" svg:x="2.753cm" svg:y="2.16cm" presentation:class="page"/>
        <draw:frame presentation:style-name="TEXT_5f_AND_5f_OBJEC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BLE" style:page-layout-name="PM1" draw:style-name="Mdp1">
      <draw:frame draw:name="Google Shape;35;p5" presentation:style-name="TABLE-title" draw:layer="backgroundobjects" svg:width="21.589cm" svg:height="3.174cm" svg:x="1.905cm" svg:y="1.693cm" presentation:class="title" presentation:placeholder="true" presentation:user-transformed="true">
        <draw:text-box/>
      </draw:frame>
      <draw:frame draw:name="Google Shape;36;p5" presentation:style-name="Mpr10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Google Shape;37;p5" presentation:style-name="Mpr10" draw:text-style-name="MP5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Google Shape;38;p5" presentation:style-name="Mpr10" draw:text-style-name="MP7" draw:layer="backgroundobjects" svg:width="5.291cm" svg:height="1.269cm" svg:x="18.203cm" svg:y="17.357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AB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ABLE-title" draw:layer="backgroundobjects" svg:width="14.212cm" svg:height="10.659cm" svg:x="2.753cm" svg:y="2.16cm" presentation:class="page"/>
        <draw:frame presentation:style-name="TABLE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7cm" svg:height="1.42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557cm" svg:height="1.42cm" svg:x="11.16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557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557cm" svg:height="1.42cm" svg:x="11.162cm" svg:y="27.00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0"/>
    <meta:generator>LibreOfficeDev/6.0.5.2$Linux_X86_64 LibreOffice_project/</meta:generator>
  </office:meta>
</office:document-meta>
</file>